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56000002A4598EEAD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vertical-pos="from-top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" text:anchor-type="as-char" svg:y="-2.9417in" svg:width="15.4in" svg:height="9.3902in" draw:z-index="0"><draw:image xlink:href="Pictures/1000020100000456000002A4598EEA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5.4in" fo:page-height="9.4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4T12:18:57.10</meta:creation-date>
    <dc:date>2013-11-14T12:21:31.29</dc:date>
    <dc:creator>Jeremy Hansen</dc:creator>
    <meta:editing-duration>PT1M12S</meta:editing-duration>
    <meta:editing-cycles>1</meta:editing-cycles>
    <meta:generator>OpenOffice.org/3.4.1$Win32 OpenOffice.org_project/341m1$Build-9593</meta:generator>
    <meta:document-statistic meta:table-count="0" meta:image-count="1" meta:object-count="0" meta:page-count="1" meta:paragraph-count="1" meta:word-count="0" meta:character-count="1"/>
  </office:meta>
</office:document-meta>
</file>